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64pt"/>
    </style:style>
    <style:style style:name="co2" style:family="table-column">
      <style:table-column-properties fo:break-before="auto" style:column-width="231.8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witchBu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SwitchBus Bill of Materials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2200 pF to 10 nF 630 V ceramic disc capacitor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2200 pF to 10 nF 630 V ceramic disc capacitor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2200 pF to 10 nF 630 V ceramic disc capacitor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2 position 5.08 mm screw terminal block or right-angle BNC isolated PCB receptacle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2 position 5.08 mm screw terminal block or right-angle BNC isolated PCB receptacle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2 position 5.08 mm screw terminal block or right-angle BNC isolated PCB receptacle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2 position 5.08 mm screw terminal block or right-angle BNC isolated PCB receptacle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2 position 5.08 mm screw terminal block or right-angle BNC isolated PCB receptacle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2 position 5.08 mm screw terminal block or right-angle BNC isolated PCB receptacle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2 position 5.08 mm screw terminal block or right-angle BNC isolated PCB receptacle</text:p>
          </table:table-cell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2 position 5.08 mm screw terminal block or right-angle BNC isolated PCB receptacle</text:p>
          </table:table-cell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2 position 5.08 mm screw terminal block or right-angle BNC isolated PCB receptacle</text:p>
          </table:table-cell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2 position 5.08 mm screw terminal block or right-angle BNC isolated PCB receptacle</text:p>
          </table:table-cell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2 position 5.08 mm screw terminal block or right-angle BNC isolated PCB receptacle</text:p>
          </table:table-cell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2 position 5.08 mm screw terminal block or right-angle BNC isolated PCB receptacle</text:p>
          </table:table-cell>
        </table:table-row>
        <table:table-row table:style-name="ro1">
          <table:table-cell office:value-type="string" calcext:value-type="string">
            <text:p>J17</text:p>
          </table:table-cell>
          <table:table-cell office:value-type="string" calcext:value-type="string">
            <text:p>2 rows of 10 pin headers 2.54 mm spacing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51R 1 watt resistor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51R 1 watt resistor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51R 1 watt resistor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51R 1 watt resistor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51R 1 watt resistor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51R 1 watt resistor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51R 1 watt resistor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51R 1 watt resistor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51R 1 watt resistor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51R 1 watt resistor</text:p>
          </table:table-cell>
        </table:table-row>
        <table:table-row table:style-name="ro1">
          <table:table-cell office:value-type="string" calcext:value-type="string">
            <text:p>RLY1</text:p>
          </table:table-cell>
          <table:table-cell office:value-type="string" calcext:value-type="string">
            <text:p>“Big” Relay (see documentation)</text:p>
          </table:table-cell>
        </table:table-row>
        <table:table-row table:style-name="ro1">
          <table:table-cell office:value-type="string" calcext:value-type="string">
            <text:p>RLY2</text:p>
          </table:table-cell>
          <table:table-cell office:value-type="string" calcext:value-type="string">
            <text:p>“Big” Relay (see documentation)</text:p>
          </table:table-cell>
        </table:table-row>
        <table:table-row table:style-name="ro1">
          <table:table-cell office:value-type="string" calcext:value-type="string">
            <text:p>RLY3</text:p>
          </table:table-cell>
          <table:table-cell office:value-type="string" calcext:value-type="string">
            <text:p>“Big” Relay (see documentation)</text:p>
          </table:table-cell>
        </table:table-row>
        <table:table-row table:style-name="ro1">
          <table:table-cell office:value-type="string" calcext:value-type="string">
            <text:p>RLY4</text:p>
          </table:table-cell>
          <table:table-cell office:value-type="string" calcext:value-type="string">
            <text:p>“Big” Relay (see documentation)</text:p>
          </table:table-cell>
        </table:table-row>
        <table:table-row table:style-name="ro1">
          <table:table-cell office:value-type="string" calcext:value-type="string">
            <text:p>RLY5</text:p>
          </table:table-cell>
          <table:table-cell office:value-type="string" calcext:value-type="string">
            <text:p>“Big” Relay (see documentation)</text:p>
          </table:table-cell>
        </table:table-row>
        <table:table-row table:style-name="ro1">
          <table:table-cell office:value-type="string" calcext:value-type="string">
            <text:p>RLY6</text:p>
          </table:table-cell>
          <table:table-cell office:value-type="string" calcext:value-type="string">
            <text:p>“Big” Relay (see documentation)</text:p>
          </table:table-cell>
        </table:table-row>
        <table:table-row table:style-name="ro1">
          <table:table-cell office:value-type="string" calcext:value-type="string">
            <text:p>RLY7</text:p>
          </table:table-cell>
          <table:table-cell office:value-type="string" calcext:value-type="string">
            <text:p>“Big” Relay (see documentation)</text:p>
          </table:table-cell>
        </table:table-row>
        <table:table-row table:style-name="ro1">
          <table:table-cell office:value-type="string" calcext:value-type="string">
            <text:p>RLY8</text:p>
          </table:table-cell>
          <table:table-cell office:value-type="string" calcext:value-type="string">
            <text:p>“Big” Relay (see documentation)</text:p>
          </table:table-cell>
        </table:table-row>
        <table:table-row table:style-name="ro1">
          <table:table-cell office:value-type="string" calcext:value-type="string">
            <text:p>RLY9</text:p>
          </table:table-cell>
          <table:table-cell office:value-type="string" calcext:value-type="string">
            <text:p>“Big” Relay (see documentation)</text:p>
          </table:table-cell>
        </table:table-row>
        <table:table-row table:style-name="ro1">
          <table:table-cell office:value-type="string" calcext:value-type="string">
            <text:p>RLY10</text:p>
          </table:table-cell>
          <table:table-cell office:value-type="string" calcext:value-type="string">
            <text:p>“Big” Relay (see documentation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8T20:30:51.343000000</dc:date>
    <meta:editing-duration>PT2M26S</meta:editing-duration>
    <meta:editing-cycles>2</meta:editing-cycles>
    <meta:generator>LibreOffice/5.4.0.3$Windows_x86 LibreOffice_project/7556cbc6811c9d992f4064ab9287069087d7f62c</meta:generator>
    <meta:document-statistic meta:table-count="1" meta:cell-count="162" meta:object-count="0"/>
  </office:meta>
</office:document-meta>
</file>